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17a0" officeooo:paragraph-rsid="000917a0"/>
    </style:style>
    <style:style style:name="P2" style:family="paragraph" style:parent-style-name="Standard">
      <style:text-properties officeooo:rsid="000a6c31" officeooo:paragraph-rsid="000a6c31"/>
    </style:style>
    <style:style style:name="P3" style:family="paragraph" style:parent-style-name="Standard">
      <style:text-properties officeooo:rsid="000abfa0" officeooo:paragraph-rsid="000abfa0"/>
    </style:style>
    <style:style style:name="P4" style:family="paragraph" style:parent-style-name="Standard">
      <style:text-properties officeooo:rsid="000c67f4" officeooo:paragraph-rsid="000c67f4"/>
    </style:style>
    <style:style style:name="T1" style:family="text">
      <style:text-properties officeooo:rsid="000a6c31"/>
    </style:style>
    <style:style style:name="T2" style:family="text">
      <style:text-properties officeooo:rsid="000abfa0"/>
    </style:style>
    <style:style style:name="T3" style:family="text">
      <style:text-properties officeooo:rsid="000c67f4"/>
    </style:style>
    <style:style style:name="T4" style:family="text">
      <style:text-properties officeooo:rsid="000e0ac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Transition Model</text:p>
      <text:p text:style-name="P1">0.<text:tab/>Justify Baseball data</text:p>
      <text:p text:style-name="P1">i.<text:tab/>Individual Transition</text:p>
      <text:p text:style-name="P1">ii.<text:tab/>Group Transition</text:p>
      <text:p text:style-name="P1">iii.<text:tab/>Full Transition</text:p>
      <text:p text:style-name="P1">iv.<text:tab/>Coarse Graining</text:p>
      <text:p text:style-name="P1">v.<text:tab/>Machine Learning</text:p>
      <text:p text:style-name="P1"/>
      <text:p text:style-name="P1">Representing this problem was the first challenge. <text:span text:style-name="T1">It does not immediately lend itself to a network representation. </text:span>The method we settled on was to have a fixed number of groups, each with a label, and a fixed number of individuals that make up these groups. There are a few drawbacks in that we now have some symmetries, for example by just switching the label for two team, we get an entirely different configuration, but despite the symmetries won’t detract from ability of the model to predict likely future changes to the teams. </text:p>
      <text:p text:style-name="P1">So this choice of representation helped lead us to using baseball data as a source to test on. Players have their own roles to play (each team has one catcher, occasionally there may be two, there are some starting pitchers, quite a few relief pitchers, and many fielders. And every season, some players are traded between teams, which matches up with how a band might change over time.</text:p>
      <text:p text:style-name="P1"/>
      <text:p text:style-name="P2">With our first iteration model, we work towards constructing a transition matrix between all possible configurations. Now the immediate concern with is that there is an enormous number of configurations, but I will come back to that problem later.</text:p>
      <text:p text:style-name="P2"/>
      <text:p text:style-name="P2">The process for constructing this matrix has 3 steps <text:span text:style-name="T2">we start by analyzing the transition history for every individual. And from this we find the likelihood for each individual to leave a group after a time period. Next, we build a group to group transition matrix. So some groups might be more accepting than others, or some groups may send individuals to only one or two specific groups.</text:span></text:p>
      <text:p text:style-name="P2"/>
      <text:p text:style-name="P3">Now combining this information into a complete transition, which assigns a probability of transitioning from any group to any other group is rather tricky, and this is the part of the process that we will need the most work in the immediate future. Most transitions have essentially zero probability, so we can regard this matrix as being fairly sparse. But each configuration will likely have a cluster of close<text:span text:style-name="T3">ly related configurations. These groups of configurations will have high probabilities of changing to something else within the cluster, and a lower chance of leaving the cluster. This gives us the opportunity to apply some methods to coarse grain the space of potential configurations.</text:span></text:p>
      <text:p text:style-name="P3"/>
      <text:p text:style-name="P4">The method used here is in Python’s networkx package. It finds strongly connected components within a graph, and here we can see the graph it was working on. The package returned <text:span text:style-name="T4">16 different components. </text:span></text:p>
      <text:p text:style-name="P3"/>
      <text:p text:style-name="P4">The next step will be to implement machine learning to byp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16:06:13.557960982</meta:creation-date>
    <meta:editing-duration>PT5H36M28S</meta:editing-duration>
    <meta:editing-cycles>2</meta:editing-cycles>
    <meta:generator>LibreOffice/5.1.6.2$Linux_X86_64 LibreOffice_project/10m0$Build-2</meta:generator>
    <dc:date>2017-10-20T21:52:50.157705557</dc:date>
    <meta:document-statistic meta:table-count="0" meta:image-count="0" meta:object-count="0" meta:page-count="1" meta:paragraph-count="14" meta:word-count="446" meta:character-count="2667" meta:non-whitespace-character-count="2233"/>
  </office:meta>
</office:document-meta>
</file>